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ListTests.mergeWithNull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ListTests.mergeWithIncompatiblePar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ListTests.mergedChildValuesDoNotOverrideThePar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ListTests.mergeEmpty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ListTests.merge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ListTests.mergeNotAllowedWhenMergeNot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